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e467" officeooo:paragraph-rsid="0004e46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04e467" officeooo:paragraph-rsid="0004e467"/>
    </style:style>
    <style:style style:name="P3" style:family="paragraph" style:parent-style-name="Standard">
      <style:paragraph-properties fo:text-align="start" style:justify-single-word="false"/>
      <style:text-properties officeooo:rsid="0004e467" officeooo:paragraph-rsid="0004e467"/>
    </style:style>
    <style:style style:name="P4" style:family="paragraph" style:parent-style-name="Standard">
      <style:paragraph-properties fo:text-align="start" style:justify-single-word="false"/>
      <style:text-properties officeooo:rsid="000523db" officeooo:paragraph-rsid="000523db"/>
    </style:style>
    <style:style style:name="P5" style:family="paragraph" style:parent-style-name="Standard">
      <style:paragraph-properties fo:text-align="start" style:justify-single-word="false"/>
      <style:text-properties officeooo:rsid="0006f43b" officeooo:paragraph-rsid="0006f43b"/>
    </style:style>
    <style:style style:name="P6" style:family="paragraph" style:parent-style-name="Standard">
      <style:paragraph-properties fo:text-align="start" style:justify-single-word="false"/>
      <style:text-properties officeooo:paragraph-rsid="0007bb07"/>
    </style:style>
    <style:style style:name="P7" style:family="paragraph" style:parent-style-name="Standard">
      <style:paragraph-properties fo:text-align="start" style:justify-single-word="false"/>
      <style:text-properties officeooo:rsid="0007bb07" officeooo:paragraph-rsid="0007bb07"/>
    </style:style>
    <style:style style:name="P8" style:family="paragraph" style:parent-style-name="Standard">
      <style:paragraph-properties fo:text-align="start" style:justify-single-word="false"/>
      <style:text-properties officeooo:rsid="00086d11" officeooo:paragraph-rsid="00086d11"/>
    </style:style>
    <style:style style:name="P9" style:family="paragraph" style:parent-style-name="Standard">
      <style:paragraph-properties fo:text-align="start" style:justify-single-word="false"/>
      <style:text-properties officeooo:rsid="00087903" officeooo:paragraph-rsid="00086d11"/>
    </style:style>
    <style:style style:name="P10" style:family="paragraph" style:parent-style-name="Standard">
      <style:paragraph-properties fo:text-align="start" style:justify-single-word="false"/>
      <style:text-properties officeooo:rsid="00087903" officeooo:paragraph-rsid="00087903"/>
    </style:style>
    <style:style style:name="P11" style:family="paragraph" style:parent-style-name="Standard">
      <style:paragraph-properties fo:text-align="start" style:justify-single-word="false"/>
      <style:text-properties officeooo:rsid="00099b3a" officeooo:paragraph-rsid="00099b3a"/>
    </style:style>
    <style:style style:name="T1" style:family="text">
      <style:text-properties officeooo:rsid="000523db"/>
    </style:style>
    <style:style style:name="T2" style:family="text">
      <style:text-properties officeooo:rsid="0006f43b"/>
    </style:style>
    <style:style style:name="T3" style:family="text">
      <style:text-properties officeooo:rsid="0007bb07"/>
    </style:style>
    <style:style style:name="T4" style:family="text">
      <style:text-properties officeooo:rsid="00087903"/>
    </style:style>
    <style:style style:name="T5" style:family="text">
      <style:text-properties officeooo:rsid="00099b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GODOVINA TEST</text:p>
      <text:p text:style-name="P2"/>
      <text:p text:style-name="P3">1.<text:span text:style-name="T1">1 </text:span>Grški vpliiv je viden po arhitekturi in sloju prebivalcev</text:p>
      <text:p text:style-name="P3">1.<text:span text:style-name="T1">2</text:span> Simboliziral je moč in oblast</text:p>
      <text:p text:style-name="P3"/>
      <text:p text:style-name="P3">2. Reforme Tiberija in Gaja Grakha so propadle <text:span text:style-name="T1">zaradi nasprotovanja senatorjev in politične izolacije</text:span></text:p>
      <text:p text:style-name="P3"/>
      <text:p text:style-name="P4">3. Legionar je lahko postal vsak rimski državljan, star vsaj 16 let, ki je imel premomženje</text:p>
      <text:p text:style-name="P4"/>
      <text:p text:style-name="P4">4.1 Rimljane so v sredoozemlju ogrožali Kartažani</text:p>
      <text:p text:style-name="P4">4.2 Rimljani so osnovali province: Afrika, Numidija, Mavretanija in Egipt</text:p>
      <text:p text:style-name="P4"/>
      <text:p text:style-name="P5">5. Gaj Julij Cezar / Gaj Oktavijan</text:p>
      <text:p text:style-name="P5"/>
      <text:p text:style-name="P5">6. Oktavijan je dobil nazive: Konzul, Ljudski tribun, Pontifex maximus, oče domovine….</text:p>
      <text:p text:style-name="P5">Moč senata je upadla </text:p>
      <text:p text:style-name="P5"/>
      <text:p text:style-name="P5">7.1 Cesar Dioklecijan je uvedel tetrarhijo in ukinil je senat</text:p>
      <text:p text:style-name="P6"><text:span text:style-name="T2">7.2 </text:span><text:span text:style-name="T3">Dominat – način vladanja, v katerem je c</text:span>esar postal vladar z neomejeno močjo, <text:span text:style-name="T3">obravnavanm je bil skoraj kot božanska fuigura</text:span></text:p>
      <text:p text:style-name="P7">Dominat je zamenjal prejšni Senat</text:p>
      <text:p text:style-name="P7">7.3 Dioklecijan je omejil inflacijo tako, da je maksimiral cene</text:p>
      <text:p text:style-name="P7"/>
      <text:p text:style-name="P7">8. Kolonat – veleposestniki so dali svoje posesti v najem kolonom (kmetje, propadli obrtniki), ki so posesti obdelovali. V zameno so jim dali 1/3 posestva</text:p>
      <text:p text:style-name="P7"/>
      <text:p text:style-name="P7">8.1 Najbolj znana situla je “Vaška situla” – imenovana je po svojem najdišču</text:p>
      <text:p text:style-name="P7">8.2 Na situlah so prikazanii dogodki in zgodbe iz tokratnega življenja</text:p>
      <text:p text:style-name="P6"/>
      <text:p text:style-name="P8">9. Leta 181. pr. Kr. so Rimljani zgradili Emono</text:p>
      <text:p text:style-name="P8"/>
      <text:p text:style-name="P8">10.<text:span text:style-name="T4">1 </text:span>Keltska / Ilirska plemena: Tavriski, Latobiki, Kolpiani in Histri</text:p>
      <text:p text:style-name="P8">1<text:span text:style-name="T4">0</text:span>.<text:span text:style-name="T4">2 Kraljestvo, ki je bilo vključeno v rimski imperij brez spopadov, se je imenovalo Kraljestvo Norik</text:span></text:p>
      <text:p text:style-name="P9"/>
      <text:p text:style-name="P10">12. Nekmetijski panogi, ki sta napredovali: Rudastvo in obrtništvo</text:p>
      <text:p text:style-name="P10">Novosti v kmetijstvu: Nova orodja in sistem za namakanje</text:p>
      <text:p text:style-name="P10"/>
      <text:p text:style-name="P10"><text:soft-page-break/>13.1 Glavni graditelji cest so bili najemniška vojska</text:p>
      <text:p text:style-name="P10">13.2 Dejavnosti, ki sta se razvili zaradi cestnih povezav: Trgovina in <text:span text:style-name="T5">vojaška mobilnost</text:span></text:p>
      <text:p text:style-name="P10"/>
      <text:p text:style-name="P11">14.1 Tacit piše o romanizaciiji</text:p>
      <text:p text:style-name="P11">14.2 Glavni nosilci procesa romanizacije so bili rimski vojaki</text:p>
      <text:p text:style-name="P11">Romanizacija se je v mestih širila zaradi velike količine ljudi </text:p>
      <text:p text:style-name="P11"/>
      <text:p text:style-name="P11"/>
      <text:p text:style-name="P8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4T18:40:58.328743075</meta:creation-date>
    <dc:date>2025-05-14T19:59:21.683569052</dc:date>
    <meta:editing-duration>PT6M14S</meta:editing-duration>
    <meta:editing-cycles>1</meta:editing-cycles>
    <meta:document-statistic meta:table-count="0" meta:image-count="0" meta:object-count="0" meta:page-count="2" meta:paragraph-count="27" meta:word-count="278" meta:character-count="1787" meta:non-whitespace-character-count="1531"/>
    <meta:generator>LibreOffice/25.2.2.2$Linux_X86_64 LibreOffice_project/520$Build-2</meta:generator>
  </office:meta>
</office:document-meta>
</file>